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06cm" svg:stroke-color="#ffff00" draw:marker-start-width="1.252cm" draw:marker-end-width="1.252cm" draw:fill="none" draw:textarea-vertical-align="middle" fo:padding-top="0.471cm" fo:padding-bottom="0.471cm" fo:padding-left="0.596cm" fo:padding-right="0.596cm"/>
    </style:style>
    <style:style style:name="gr2" style:family="graphic" style:parent-style-name="standard">
      <style:graphic-properties draw:stroke="none" svg:stroke-color="#ffff00" draw:fill-color="#ffff00" draw:textarea-horizontal-align="justify" draw:textarea-vertical-align="middle" draw:auto-grow-height="false" fo:min-height="1.562cm" fo:min-width="1.7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0.5cm" svg:x2="2.4cm" svg:y2="9.3cm">
          <text:p/>
        </draw:line>
        <draw:line draw:style-name="gr1" draw:text-style-name="P1" draw:layer="layout" svg:x1="9.1cm" svg:y1="2.5cm" svg:x2="0.6cm" svg:y2="2.5cm">
          <text:p/>
        </draw:line>
        <draw:custom-shape draw:style-name="gr2" draw:text-style-name="P2" draw:layer="layout" svg:width="4.505cm" svg:height="3.622cm" svg:x="3.695cm" svg:y="4.078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2-09T16:02:52.783908243</dc:date>
    <meta:editing-duration>PT57M54S</meta:editing-duration>
    <meta:editing-cycles>11</meta:editing-cycles>
    <meta:generator>LibreOffice/7.3.7.2$Linux_X86_64 LibreOffice_project/30$Build-2</meta:generator>
    <meta:document-statistic meta:object-count="3"/>
  </office:meta>
</office:document-meta>
</file>